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MT" svg:font-family="ArialMT" style:font-family-generic="roman" style:font-pitch="variable"/>
    <style:font-face style:name="Liberation Serif" svg:font-family="'Liberation Serif'" style:font-family-generic="roman" style:font-pitch="variable"/>
    <style:font-face style:name="Montserrat-Bold" svg:font-family="Montserrat-Bold" style:font-family-generic="roman" style:font-pitch="variable"/>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paragraph-properties fo:text-align="start" style:justify-single-word="false"/>
      <style:text-properties style:font-name="Times New Roman"/>
    </style:style>
    <style:style style:name="P3" style:family="paragraph" style:parent-style-name="Standard">
      <style:paragraph-properties fo:text-align="start" style:justify-single-word="false"/>
      <style:text-properties style:font-name="Times New Roman" officeooo:paragraph-rsid="00133e58"/>
    </style:style>
    <style:style style:name="P4" style:family="paragraph" style:parent-style-name="Standard">
      <style:paragraph-properties fo:text-align="start" style:justify-single-word="false"/>
      <style:text-properties style:font-name="Times New Roman" officeooo:rsid="00133e58" officeooo:paragraph-rsid="00133e58"/>
    </style:style>
    <style:style style:name="P5" style:family="paragraph" style:parent-style-name="Standard">
      <style:paragraph-properties fo:text-align="start" style:justify-single-word="false"/>
      <style:text-properties style:font-name="Times New Roman" officeooo:rsid="0014206b" officeooo:paragraph-rsid="0014206b"/>
    </style:style>
    <style:style style:name="P6" style:family="paragraph" style:parent-style-name="Standard">
      <style:paragraph-properties fo:text-align="start" style:justify-single-word="false"/>
      <style:text-properties style:font-name="Times New Roman" officeooo:rsid="00149772" officeooo:paragraph-rsid="00149772"/>
    </style:style>
    <style:style style:name="P7" style:family="paragraph" style:parent-style-name="Standard">
      <style:text-properties style:font-name="Times New Roman" officeooo:rsid="00149772" officeooo:paragraph-rsid="00149772"/>
    </style:style>
    <style:style style:name="P8" style:family="paragraph" style:parent-style-name="Standard">
      <style:paragraph-properties fo:text-align="start" style:justify-single-word="false"/>
      <style:text-properties style:font-name="Times New Roman" fo:font-size="11pt" officeooo:rsid="00159011" officeooo:paragraph-rsid="00159011" style:font-size-asian="11pt"/>
    </style:style>
    <style:style style:name="T1" style:family="text">
      <style:text-properties fo:font-size="26pt" fo:font-weight="bold" style:font-size-asian="26pt" style:font-weight-asian="bold"/>
    </style:style>
    <style:style style:name="T2" style:family="text">
      <style:text-properties fo:font-size="14pt" fo:font-weight="bold" style:font-size-asian="14pt" style:font-weight-asian="bold"/>
    </style:style>
    <style:style style:name="T3" style:family="text">
      <style:text-properties fo:font-size="11pt" style:font-size-asian="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My Goals</text:span></text:p>
      <text:p text:style-name="P2"><text:span text:style-name="T2">1. Why do I want to learn this skill?</text:span></text:p>
      <text:p text:style-name="P3"><text:span text:style-name="T3">What does it mean to you? What are your motivations? Will you prove something to yourself or</text:span></text:p>
      <text:p text:style-name="P2"><text:span text:style-name="T3">people around you? Will you get a raise because you’re better at your job or will you get a better job?</text:span></text:p>
      <text:p text:style-name="P2"><text:span text:style-name="T3"/></text:p>
      <text:p text:style-name="P4"><text:span text:style-name="T3">Becoming a web developer will allow me the skills needed to create and edit the primary resource used to retrieve information, socialize with others, buy things, locate things, and learn in general. Web development may be an important and fulfilling career, but it is also a common first step in learning all programming, version control, and other aspects of other things. Any career in web dev/coding will allow me to work remotely as well as for 6 figures or more with just some experience. Learning this will also prove to myself that I can learn whatever the hell I want to, no matter how complicated it is.</text:span></text:p>
      <text:p text:style-name="P2"><text:span text:style-name="T3"/></text:p>
      <text:p text:style-name="P2"><text:span text:style-name="T2">2. What will I achieve if I learn this skill?</text:span></text:p>
      <text:p text:style-name="P2"><text:span text:style-name="T3">Which doors will this skill open for you? Will you be able to earn more, have more flexibility in your</text:span></text:p>
      <text:p text:style-name="P2"><text:span text:style-name="T3">work hours, work remotely and travel more?</text:span></text:p>
      <text:p text:style-name="P2"><text:span text:style-name="T3"/></text:p>
      <text:p text:style-name="P8">Indeed, LinkedIn, and the freelance job websites are littered with remote web developer positions. I could learn more about finance by working on Fintech websites, or the health industries by working on their websites.</text:p>
      <text:p text:style-name="P2"><text:span text:style-name="T3"/></text:p>
      <text:p text:style-name="P2"><text:span text:style-name="T2">3. How will this skill change my life and my career?</text:span></text:p>
      <text:p text:style-name="P2"><text:span text:style-name="T3">Would you get a raise at your current job or more respect from your boss once you’ve learnt this skill?</text:span></text:p>
      <text:p text:style-name="P2"><text:span text:style-name="T3">Or will you be at Facebook, Amazon or Google instead? How would your life change?</text:span></text:p>
      <text:p text:style-name="P2"><text:span text:style-name="T3"/></text:p>
      <text:p text:style-name="P5"><text:span text:style-name="T3">As a web developer, I would find the perfect balance of high pay and freedom. With a remote job, I'd gain back the 2 hours I lose a day on the commute to work and I could live wherever the hell I want to. I could even freelance and do only work that interests me.</text:span></text:p>
      <text:p text:style-name="P2"><text:span text:style-name="T3"/></text:p>
      <text:p text:style-name="P2"><text:span text:style-name="T2">4. How will learning this skill impact the lives of my family ,</text:span></text:p>
      <text:p text:style-name="P2"><text:span text:style-name="T2">friends and coworkers?</text:span></text:p>
      <text:p text:style-name="P2"><text:span text:style-name="T3">What will you be able to do for your family or friends once you’ve learnt this skill? How will it change</text:span></text:p>
      <text:p text:style-name="P2"><text:span text:style-name="T3">the way they think of you? Will your coworkers respect you more?</text:span></text:p>
      <text:p text:style-name="P2"><text:span text:style-name="T3"/></text:p>
      <text:p text:style-name="P6"><text:span text:style-name="T3">Most family members are not technically proficient enough to know what a web developer truly does. I will be able to spend more time with them and that's what matters.</text:span></text:p>
      <text:p text:style-name="P2"><text:span text:style-name="T3"/></text:p>
      <text:p text:style-name="P2"><text:span text:style-name="T2">5. How will I feel if I never accomplish this?</text:span></text:p>
      <text:p text:style-name="P2"><text:span text:style-name="T3">Would you feel disappointed? Would you feel like you’ve missed out?</text:span></text:p>
      <text:p text:style-name="P2"><text:span text:style-name="T3"/></text:p>
      <text:p text:style-name="P6"><text:span text:style-name="T3">Ashamed. I've been trying and failing this more times than I care to admit. My internal dialoge sounds like a broken record player already.</text:span></text:p>
      <text:p text:style-name="P2"><text:span text:style-name="T3"/></text:p>
      <text:p text:style-name="P2"><text:span text:style-name="T2">6. What would my life look like if I manage to accomplish this?</text:span></text:p>
      <text:p text:style-name="P2"><text:span text:style-name="T3">Visualise it. What would life look like from the moment you wake up to the time you go to sleep? Will</text:span></text:p>
      <text:p text:style-name="P1"><text:span text:style-name="T3">you be living by the sea? Would you kiss your beautiful wife/husband when you wake up?</text:span></text:p>
      <text:p text:style-name="P1"><text:span text:style-name="T3"/></text:p>
      <text:p text:style-name="P7"><text:span text:style-name="T3">It would depend on where I decide to be. Many digital nomads speak highly of Boli. Maybe I can talk my brother into travelling with me. The Nordic countries and European countries sound the most interesting to m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MT" svg:font-family="ArialMT" style:font-family-generic="roman" style:font-pitch="variable"/>
    <style:font-face style:name="Liberation Serif" svg:font-family="'Liberation Serif'" style:font-family-generic="roman" style:font-pitch="variable"/>
    <style:font-face style:name="Montserrat-Bold" svg:font-family="Montserrat-Bold" style:font-family-generic="roman" style:font-pitch="variable"/>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tab-stop-distance="0.5in"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3-01T19:40:51.218000000</dc:date>
    <meta:editing-duration>PT17M59S</meta:editing-duration>
    <meta:editing-cycles>4</meta:editing-cycles>
    <meta:generator>LibreOffice/7.1.2.2$Windows_X86_64 LibreOffice_project/8a45595d069ef5570103caea1b71cc9d82b2aae4</meta:generator>
    <meta:document-statistic meta:table-count="0" meta:image-count="0" meta:object-count="0" meta:page-count="1" meta:paragraph-count="25" meta:word-count="540" meta:character-count="2893" meta:non-whitespace-character-count="2378"/>
  </office:meta>
</office:document-meta>
</file>